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Standard" style:list-style-name="L1"/>
    <style:style style:name="P6" style:family="paragraph" style:parent-style-name="Heading_20_1">
      <style:paragraph-properties fo:break-before="pag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outline-of-the-lesson"/>Outline of the Lesson</text:h>
      <text:list xml:id="list2671943599307998330" text:style-name="L2">
        <text:list-item>
          <text:p text:style-name="P3">Extract data from different sources such as:</text:p>
          <text:list>
            <text:list-item>
              <text:p text:style-name="P3">csv files </text:p>
            </text:list-item>
            <text:list-item>
              <text:p text:style-name="P3">json files </text:p>
            </text:list-item>
            <text:list-item>
              <text:p text:style-name="P3">APIs </text:p>
            </text:list-item>
          </text:list>
        </text:list-item>
        <text:list-item>
          <text:p text:style-name="P3">Transform data</text:p>
          <text:list>
            <text:list-item>
              <text:p text:style-name="P3">combining data from different sources </text:p>
            </text:list-item>
            <text:list-item>
              <text:p text:style-name="P3">data cleaning </text:p>
            </text:list-item>
            <text:list-item>
              <text:p text:style-name="P3">data types </text:p>
            </text:list-item>
            <text:list-item>
              <text:p text:style-name="P3">parsing dates </text:p>
            </text:list-item>
            <text:list-item>
              <text:p text:style-name="P3">file encodings </text:p>
            </text:list-item>
            <text:list-item>
              <text:p text:style-name="P3">missing data </text:p>
            </text:list-item>
            <text:list-item>
              <text:p text:style-name="P3">duplicate data </text:p>
            </text:list-item>
            <text:list-item>
              <text:p text:style-name="P3">dummy variables </text:p>
            </text:list-item>
            <text:list-item>
              <text:p text:style-name="P3">remove outliers </text:p>
            </text:list-item>
            <text:list-item>
              <text:p text:style-name="P3">scaling features </text:p>
            </text:list-item>
            <text:list-item>
              <text:p text:style-name="P3">engineering features </text:p>
            </text:list-item>
          </text:list>
        </text:list-item>
        <text:list-item>
          <text:p text:style-name="P3">Load</text:p>
          <text:list>
            <text:list-item>
              <text:p text:style-name="P3">send the transformed data to a database </text:p>
            </text:list-item>
          </text:list>
        </text:list-item>
        <text:list-item>
          <text:p text:style-name="P3">ETL Pipeline</text:p>
          <text:list>
            <text:list-item>
              <text:p text:style-name="P1">code an ETL pipeline </text:p>
            </text:list-item>
          </text:list>
        </text:list-item>
      </text:list>
      <text:p text:style-name="Text_20_body">This lesson contains many Jupyter notebook exercises where you can practice the different parts of an ETL pipeline. Some of the exercises are challenging, but they also contain hints to help you get through them. You'll notice that the "transformation" section is relatively long. You'll oftentimes hear data scientists say that cleaning and transforming data is how they spend a majority of their time. This lesson reflects that reality.</text:p>
      <text:h text:style-name="Heading_20_1" text:outline-level="1"><text:bookmark text:name="big-data-courses-at-udacity"/>Big Data Courses at Udacity</text:h>
      <text:p text:style-name="Text_20_body">"Big Data" gets a lot of buzz these days, and it is definitely an important part of a data engineer's and, sometimes, a data scientists's work. With "Big Data", you need special tools that can work on distributed computer systems. </text:p>
      <text:p text:style-name="Text_20_body">This ETL course focuses on the practical fundamentals of ETL. Hence, you'll be working with a local data set so that you do not need to worry about learning a new tool. Udacity has other courses where the primary focus is on tools used for distributed data sets.</text:p>
      <text:p text:style-name="Text_20_body">Here are links to other big data courses at Udacity:</text:p>
      <text:list xml:id="list5456220446168683607" text:style-name="L3">
        <text:list-item>
          <text:p text:style-name="P4"><text:a xlink:type="simple" xlink:href="https://www.udacity.com/course/intro-to-hadoop-and-mapreduce--ud617" office:target-frame-name="_blank" xlink:show="new" text:style-name="Internet_20_link" text:visited-style-name="Visited_20_Internet_20_Link">Intro to Hadoop and MapReduce</text:a> </text:p>
        </text:list-item>
        <text:list-item>
          <text:p text:style-name="P4"><text:a xlink:type="simple" xlink:href="https://www.udacity.com/course/deploying-a-hadoop-cluster--ud1000" office:target-frame-name="_blank" xlink:show="new" text:style-name="Internet_20_link" text:visited-style-name="Visited_20_Internet_20_Link">Deploying a Hadoop Cluster</text:a> </text:p>
        </text:list-item>
        <text:list-item>
          <text:p text:style-name="P4"><text:a xlink:type="simple" xlink:href="https://www.udacity.com/course/real-time-analytics-with-apache-storm--ud381" office:target-frame-name="_blank" xlink:show="new" text:style-name="Internet_20_link" text:visited-style-name="Visited_20_Internet_20_Link">Real-time Analytics with Apache Storm</text:a> </text:p>
        </text:list-item>
        <text:list-item>
          <text:p text:style-name="P2"><text:a xlink:type="simple" xlink:href="https://www.udacity.com/course/big-data-analytics-in-healthcare--ud758" office:target-frame-name="_blank" xlink:show="new" text:style-name="Internet_20_link" text:visited-style-name="Visited_20_Internet_20_Link">Big Data Analytics in Health Care</text:a> </text:p>
        </text:list-item>
      </text:list>
      <text:p text:style-name="Standard"/>
      <text:h text:style-name="P6" text:outline-level="1"><text:bookmark text:name="how-to-tackle-the-exercises"/>How to Tackle the Exercises</text:h>
      <text:p text:style-name="Text_20_body">This course assumes you have experience manipulating data with the Pandas library, which is covered in the data analyst nanodegree. Some of these transformation exercises are challenging. The most challenging exercises are marked (challenging). If an exercise is marked as a challenge, it means you’ll get something out of solving it, but it’s not essential for understanding the lesson material or for getting through the final project at the end of this data engineering course. </text:p>
      <text:p text:style-name="Text_20_body">Throughout the exercises, you might have to read the pandas documentation or search outside the classroom for how to do a certain processing technique. That is not just expected but also <text:span text:style-name="Strong_20_Emphasis">encouraged</text:span>. As a data scientist professional, you will oftentimes have to research how to do something on your own much like what software engineers do. See this answer on Quora about <text:a xlink:type="simple" xlink:href="https://www.quora.com/How-often-do-people-use-stackoverflow-when-working-on-data-science-projects" office:target-frame-name="_blank" xlink:show="new" text:style-name="Internet_20_link" text:visited-style-name="Visited_20_Internet_20_Link">how often do people use stackoverflow when working on data science projects?</text:a>.</text:p>
      <text:p text:style-name="Text_20_body">Use Google and other search engines when you're not sure how to do something!</text:p>
      <text:h text:style-name="Heading_20_1" text:outline-level="1"><text:bookmark text:name="what-you-will-do-in-the-next-section"/>What You Will do in the Next Section</text:h>
      <text:p text:style-name="Text_20_body">In the next section of the lesson, you'll learn about the extract portion of an ETL pipeline. You’ll get practice with a series of exercises. These exercises are relatively brief and focus on extracting, or in other words, reading in data from different sources. The goal is to familiarize yourself with different types of files and see how the same data can be formatted in different ways.</text:p>
      <text:p text:style-name="Text_20_body">For a review of pandas, click on the "Extracurricular" section of the classroom. Open the <text:span text:style-name="Emphasis">Prerequisite: Python for Data Analysis course</text:span>, and go to <text:span text:style-name="Emphasis">Lesson 7: Pandas</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01T14:56:05</dc:date>
    <meta:editing-duration>PT23H27M26S</meta:editing-duration>
    <meta:editing-cycles>10</meta:editing-cycles>
    <meta:generator>OpenOffice/4.1.4$Unix OpenOffice.org_project/414m5$Build-9788</meta:generator>
    <meta:document-statistic meta:table-count="0" meta:image-count="0" meta:object-count="0" meta:page-count="2" meta:paragraph-count="37" meta:word-count="543" meta:character-count="3162"/>
  </office:meta>
</office:document-meta>
</file>